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3.3736in"/>
    </style:style>
    <style:style style:name="co7" style:family="table-column">
      <style:table-column-properties fo:break-before="auto" style:column-width="4.6728in"/>
    </style:style>
    <style:style style:name="co8" style:family="table-column">
      <style:table-column-properties fo:break-before="auto" style:column-width="4.5335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6228in" fo:break-before="auto" style:use-optimal-row-height="true"/>
    </style:style>
    <style:style style:name="ro4" style:family="table-row">
      <style:table-row-properties style:row-height="0.5in" fo:break-before="auto" style:use-optimal-row-height="false"/>
    </style:style>
    <style:style style:name="ro5" style:family="table-row">
      <style:table-row-properties style:row-height="0.9256in" fo:break-before="auto" style:use-optimal-row-height="true"/>
    </style:style>
    <style:style style:name="ro6" style:family="table-row">
      <style:table-row-properties style:row-height="1.0772in" fo:break-before="auto" style:use-optimal-row-height="true"/>
    </style:style>
    <style:style style:name="ro7" style:family="table-row">
      <style:table-row-properties style:row-height="0.9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8" office:value-type="string">
            <text:p>Ignore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00</text:p>
          </table:table-cell>
          <table:table-cell office:value-type="string">
            <text:p>plant structures present</text:p>
          </table:table-cell>
          <table:table-cell office:value-type="string">
            <text:p>'plant structure presence'</text:p>
          </table:table-cell>
          <table:table-cell/>
          <table:table-cell table:style-name="ce5" office:value-type="string">
            <text:p>A {plant structure presence} trait that is a {quality of} a {whole plant} that has at least one of some {plant structure}.</text:p>
          </table:table-cell>
          <table:table-cell table:style-name="ce5"/>
          <table:table-cell office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3">
          <table:table-cell office:value-type="string">
            <text:p>Class</text:p>
          </table:table-cell>
          <table:table-cell office:value-type="string">
            <text:p>PPO:0003001</text:p>
          </table:table-cell>
          <table:table-cell office:value-type="string">
            <text:p>abscised plant structures present</text:p>
          </table:table-cell>
          <table:table-cell office:value-type="string">
            <text:p>'abscised plant structure presence'</text:p>
          </table:table-cell>
          <table:table-cell/>
          <table:table-cell table:style-name="ce5" office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5"/>
          <table:table-cell table:number-columns-repeated="4"/>
        </table:table-row>
        <table:table-row table:style-name="ro4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2</text:p>
          </table:table-cell>
          <table:table-cell office:value-type="string">
            <text:p>leaves present</text:p>
          </table:table-cell>
          <table:table-cell office:value-type="string">
            <text:p>'leaf presence'</text:p>
          </table:table-cell>
          <table:table-cell/>
          <table:table-cell table:style-name="ce5" office:value-type="string">
            <text:p>A {leaf presence} trait that is a {quality of} a {whole plant} that has at least one {true leaf}.</text:p>
          </table:table-cell>
          <table:table-cell table:style-name="ce5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>
            <text:p>'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5</text:p>
          </table:table-cell>
          <table:table-cell office:value-type="string">
            <text:p>non-senescing leaves present</text:p>
          </table:table-cell>
          <table:table-cell table:style-name="ce4" office:value-type="string">
            <text:p>'non-senescing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non-senescing leaf presence} trait that is a {quality of} a {whole plant} that has at least one {true leaf} in the {vascular leaf expansion stage} or {vascular leaf post-expansion stage}.</text:p>
          </table:table-cell>
          <table:table-cell table:style-name="ce5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ing leaf presence' AND 'has quality measurement' SOME (&#10;    'measurement datum' AND (&#10;        ('lower count' SOME xsd:integer[&gt;0]) OR&#10;        ('lower percent' SOME xsd:float[&gt;0.0f])&#10;    )&#10;)">
            <text:p>'non-senesc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non-senescing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3</text:p>
          </table:table-cell>
          <table:table-cell office:value-type="string">
            <text:p>expanding leaves present</text:p>
          </table:table-cell>
          <table:table-cell office:value-type="string">
            <text:p>'expanding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n {expanding leaf presence} trait that is a {quality of} a {whole plant} that has at least one {true leaf} in the {vascular leaf expansion stage}.</text:p>
          </table:table-cell>
          <table:table-cell table:style-name="ce5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>
            <text:p>'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4</text:p>
          </table:table-cell>
          <table:table-cell office:value-type="string">
            <text:p>mature leaves present</text:p>
          </table:table-cell>
          <table:table-cell office:value-type="string">
            <text:p>'mature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mature leaf presence} trait that is a {quality of} a {whole plant} that has at least one {true leaf} in the {vascular leaf post-expansion stage}.</text:p>
          </table:table-cell>
          <table:table-cell table:style-name="ce5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>
            <text:p>'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'vascular leaf post-expansion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5</text:p>
          </table:table-cell>
          <table:table-cell office:value-type="string">
            <text:p>senescent leaves present</text:p>
          </table:table-cell>
          <table:table-cell office:value-type="string">
            <text:p>'senescent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senescent leaf presence} trait that is a {quality of} a {whole plant} that has at least one {true leaf} in the {vascular leaf senescent stage}.</text:p>
          </table:table-cell>
          <table:table-cell table:style-name="ce5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>
            <text:p>'senescent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nescent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6</text:p>
          </table:table-cell>
          <table:table-cell office:value-type="string">
            <text:p>breaking buds present</text:p>
          </table:table-cell>
          <table:table-cell office:value-type="string">
            <text:p>'breaking bud presence'</text:p>
          </table:table-cell>
          <table:table-cell/>
          <table:table-cell table:style-name="ce5" office:value-type="string">
            <text:p>A {breaking bud presence} trait that is a {quality of} a {whole plant} that has at least one {vegetative bud} in the {bud burst stage}.</text:p>
          </table:table-cell>
          <table:table-cell table:style-name="ce5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>
            <text:p>'breaking bu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7</text:p>
          </table:table-cell>
          <table:table-cell office:value-type="string">
            <text:p>abscised leaves present</text:p>
          </table:table-cell>
          <table:table-cell office:value-type="string">
            <text:p>'abscised leaf presence'</text:p>
          </table:table-cell>
          <table:table-cell/>
          <table:table-cell table:style-name="ce5" office:value-type="string">
            <text:p>An {abscised leaf presence} trait that is a {quality of} a {whole plant} from which at least one {true leaf} has been abscised.</text:p>
          </table:table-cell>
          <table:table-cell table:style-name="ce5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>
            <text:p>'abscis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08</text:p>
          </table:table-cell>
          <table:table-cell office:value-type="string">
            <text:p>new above-ground shoot-borne shoot systems present</text:p>
          </table:table-cell>
          <table:table-cell office:value-type="string">
            <text:p>'new above-ground shoot-borne shoot system presence'</text:p>
          </table:table-cell>
          <table:table-cell/>
          <table:table-cell table:style-name="ce5" office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5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>
            <text:p>'new above-ground shoot-borne shoot system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style-name="ce5" office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5" table:number-columns-repeated="3"/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9</text:p>
          </table:table-cell>
          <table:table-cell office:value-type="string">
            <text:p>reproductive structures present</text:p>
          </table:table-cell>
          <table:table-cell office:value-type="string">
            <text:p>'reproductive structure presence'</text:p>
          </table:table-cell>
          <table:table-cell/>
          <table:table-cell table:style-name="ce5" office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7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>
            <text:p>'reproductive structur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4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0</text:p>
          </table:table-cell>
          <table:table-cell office:value-type="string">
            <text:p>flowers present</text:p>
          </table:table-cell>
          <table:table-cell office:value-type="string">
            <text:p>'flower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flower presence} trait that is a {quality of} a {whole plant} that has at least one {flower bud}, {fresh flower}, and/or {fresh inflorescence}.</text:p>
          </table:table-cell>
          <table:table-cell table:style-name="ce5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>
            <text:p>'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1</text:p>
          </table:table-cell>
          <table:table-cell office:value-type="string">
            <text:p>flower heads present</text:p>
          </table:table-cell>
          <table:table-cell office:value-type="string">
            <text:p>'flower head presence'</text:p>
          </table:table-cell>
          <table:table-cell office:value-type="string">
            <text:p>'flowers present'</text:p>
          </table:table-cell>
          <table:table-cell table:style-name="ce5" office:value-type="string">
            <text:p>A {flower head presence} trait that is a {quality of} a {whole plant} that has at least one {fresh inflorescence}.</text:p>
          </table:table-cell>
          <table:table-cell table:style-name="ce5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>
            <text:p>'flower hea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2</text:p>
          </table:table-cell>
          <table:table-cell office:value-type="string">
            <text:p>open flowers present</text:p>
          </table:table-cell>
          <table:table-cell office:value-type="string">
            <text:p>'open flower presence'</text:p>
          </table:table-cell>
          <table:table-cell office:value-type="string">
            <text:p>'flowers present'</text:p>
          </table:table-cell>
          <table:table-cell table:style-name="ce5" office:value-type="string">
            <text:p>An {open flower presence} trait that is a {quality of} a {whole plant} that has at least one {flower} in the {open flower stage}.</text:p>
          </table:table-cell>
          <table:table-cell table:style-name="ce5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>
            <text:p>'open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3</text:p>
          </table:table-cell>
          <table:table-cell office:value-type="string">
            <text:p>pollen-releasing flowers present</text:p>
          </table:table-cell>
          <table:table-cell office:value-type="string">
            <text:p>'pollen-releasing flower presence'</text:p>
          </table:table-cell>
          <table:table-cell office:value-type="string">
            <text:p>'open flowers present'</text:p>
          </table:table-cell>
          <table:table-cell table:style-name="ce5" office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7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>
            <text:p>'pollen-releasing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4</text:p>
          </table:table-cell>
          <table:table-cell office:value-type="string">
            <text:p>fruits present</text:p>
          </table:table-cell>
          <table:table-cell office:value-type="string">
            <text:p>'fruit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fruit presence} trait that is a {quality of} a {whole plant} that has at least one {fruit}.</text:p>
          </table:table-cell>
          <table:table-cell table:style-name="ce5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>
            <text:p>'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5</text:p>
          </table:table-cell>
          <table:table-cell office:value-type="string">
            <text:p>ripening fruits present</text:p>
          </table:table-cell>
          <table:table-cell office:value-type="string">
            <text:p>'ripening fruit presence'</text:p>
          </table:table-cell>
          <table:table-cell office:value-type="string">
            <text:p>'fruits present'</text:p>
          </table:table-cell>
          <table:table-cell table:style-name="ce5" office:value-type="string">
            <text:p>A {ripening fruit presence} trait that is a {quality of} a {whole plant} that has at least one {ripening fruit}.</text:p>
          </table:table-cell>
          <table:table-cell table:style-name="ce5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>
            <text:p>'ripening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7">
          <table:table-cell office:value-type="string">
            <text:p>Class</text:p>
          </table:table-cell>
          <table:table-cell office:value-type="string">
            <text:p>PPO:0003026</text:p>
          </table:table-cell>
          <table:table-cell office:value-type="string">
            <text:p>ripe fruits present</text:p>
          </table:table-cell>
          <table:table-cell table:style-name="ce4" office:value-type="string">
            <text:p>'ripe fruit presence'</text:p>
          </table:table-cell>
          <table:table-cell table:style-name="ce4" office:value-type="string">
            <text:p>'ripening fruits present'</text:p>
          </table:table-cell>
          <table:table-cell table:style-name="ce5" office:value-type="string">
            <text:p>A {ripe fruit presence} trait that is a {quality of} a {whole plant} that has at least one {ripe fruit}.</text:p>
          </table:table-cell>
          <table:table-cell table:style-name="ce5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 fruit presence' AND 'has quality measurement' SOME (&#10;    'measurement datum' AND (&#10;        ('lower count' SOME xsd:integer[&gt;0]) OR&#10;        ('lower percent' SOME xsd:float[&gt;0.0f])&#10;    )&#10;)">
            <text:p>'ripe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 fruit presence' THAT 'quality of' SOME (</text:p>
            <text:p>'whole plant' THAT 'has part' SOME 'ripe fruit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6</text:p>
          </table:table-cell>
          <table:table-cell office:value-type="string">
            <text:p>abscised fruits or seeds present</text:p>
          </table:table-cell>
          <table:table-cell office:value-type="string">
            <text:p>'abscised fruit or seed presence'</text:p>
          </table:table-cell>
          <table:table-cell/>
          <table:table-cell table:style-name="ce5" office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5" table:formula="of:=CONCATENATE([.D23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>
            <text:p>'abscised fruit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4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7</text:p>
          </table:table-cell>
          <table:table-cell office:value-type="string">
            <text:p>cones present</text:p>
          </table:table-cell>
          <table:table-cell office:value-type="string">
            <text:p>'cone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cone presence} trait that is a {quality of} a {whole plant} that has at least one {strobilus}.</text:p>
          </table:table-cell>
          <table:table-cell table:style-name="ce7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>
            <text:p>'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8</text:p>
          </table:table-cell>
          <table:table-cell office:value-type="string">
            <text:p>pollen cones present</text:p>
          </table:table-cell>
          <table:table-cell office:value-type="string">
            <text:p>'pollen cone presence'</text:p>
          </table:table-cell>
          <table:table-cell office:value-type="string">
            <text:p>'cones present'</text:p>
          </table:table-cell>
          <table:table-cell table:style-name="ce5" office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7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>
            <text:p>'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19</text:p>
          </table:table-cell>
          <table:table-cell office:value-type="string">
            <text:p>open pollen cones present</text:p>
          </table:table-cell>
          <table:table-cell office:value-type="string">
            <text:p>'open pollen cone presence'</text:p>
          </table:table-cell>
          <table:table-cell office:value-type="string">
            <text:p>'pollen cones present'</text:p>
          </table:table-cell>
          <table:table-cell table:style-name="ce5" office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7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>
            <text:p>'open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0</text:p>
          </table:table-cell>
          <table:table-cell office:value-type="string">
            <text:p>pollen-releasing pollen cones present</text:p>
          </table:table-cell>
          <table:table-cell office:value-type="string">
            <text:p>'pollen-releasing pollen cone presence'</text:p>
          </table:table-cell>
          <table:table-cell office:value-type="string">
            <text:p>'open pollen cones present'</text:p>
          </table:table-cell>
          <table:table-cell table:style-name="ce5" office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7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>
            <text:p>'pollen-releasing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1</text:p>
          </table:table-cell>
          <table:table-cell office:value-type="string">
            <text:p>seed cones present</text:p>
          </table:table-cell>
          <table:table-cell office:value-type="string">
            <text:p>'seed cone presence'</text:p>
          </table:table-cell>
          <table:table-cell office:value-type="string">
            <text:p>'cones present'</text:p>
          </table:table-cell>
          <table:table-cell table:style-name="ce5" office:value-type="string">
            <text:p>A {seed cone presence} trait that is a {quality of} a {whole plant} that has at least one fresh female/seed cone ({fresh megasporangiate strobilus}).</text:p>
          </table:table-cell>
          <table:table-cell table:style-name="ce7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>
            <text:p>'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2</text:p>
          </table:table-cell>
          <table:table-cell office:value-type="string">
            <text:p>unripe seed cones present</text:p>
          </table:table-cell>
          <table:table-cell office:value-type="string">
            <text:p>'unripe seed cone presence'</text:p>
          </table:table-cell>
          <table:table-cell office:value-type="string">
            <text:p>'seed cones present'</text:p>
          </table:table-cell>
          <table:table-cell table:style-name="ce5" office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7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>
            <text:p>'unripe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23</text:p>
          </table:table-cell>
          <table:table-cell office:value-type="string">
            <text:p>ripening seed cones present</text:p>
          </table:table-cell>
          <table:table-cell office:value-type="string">
            <text:p>'ripening seed cone presence'</text:p>
          </table:table-cell>
          <table:table-cell office:value-type="string">
            <text:p>'seed cones present'</text:p>
          </table:table-cell>
          <table:table-cell table:style-name="ce5" office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7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>
            <text:p>'ripening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6">
          <table:table-cell office:value-type="string">
            <text:p>Class</text:p>
          </table:table-cell>
          <table:table-cell office:value-type="string">
            <text:p>PPO:0003024</text:p>
          </table:table-cell>
          <table:table-cell office:value-type="string">
            <text:p>abscised cones or seeds present</text:p>
          </table:table-cell>
          <table:table-cell office:value-type="string">
            <text:p>'abscised cone or seed presence'</text:p>
          </table:table-cell>
          <table:table-cell/>
          <table:table-cell table:style-name="ce5" office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7" table:formula="of:=CONCATENATE([.D3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>
            <text:p>'abscised cone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6" table:number-rows-repeated="3">
          <table:table-cell table:number-columns-repeated="11"/>
        </table:table-row>
        <table:table-row table:style-name="ro6" table:number-rows-repeated="3">
          <table:table-cell table:style-name="Default" table:number-columns-repeated="8"/>
          <table:table-cell table:number-columns-repeated="3"/>
        </table:table-row>
        <table:table-row table:style-name="ro6" table:number-rows-repeated="1048537">
          <table:table-cell table:number-columns-repeated="11"/>
        </table:table-row>
        <table:table-row table:style-name="ro6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5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5:17:54</dc:date>
    <dc:creator>Ramona Walls</dc:creator>
    <meta:editing-duration>P8DT16H38M34S</meta:editing-duration>
    <meta:editing-cycles>73</meta:editing-cycles>
    <meta:generator>OpenOffice/4.1.3$Unix OpenOffice.org_project/413m1$Build-9783</meta:generator>
    <meta:document-statistic meta:table-count="1" meta:cell-count="212" meta:object-count="0"/>
  </office:meta>
</office:document-meta>
</file>